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Table_20_Contents">
      <style:text-properties style:font-name="Courier 10 Pitch"/>
    </style:style>
    <style:style style:name="P6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arching and Sorting</text:p>
      <text:p text:style-name="P3">This is not turn-in work, but these are all important facts you should learn.</text:p>
      <text:p text:style-name="P3"/>
      <text:p text:style-name="P2">1.<text:tab/>Fill out the brute force search: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void Search( string items[], int size, const string&amp; search )</text:p>
            <text:p text:style-name="P5">{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}</text:p>
          </table:table-cell>
        </table:table-row>
      </table:table>
      <text:p text:style-name="P2"/>
      <text:p text:style-name="P2"/>
      <text:p text:style-name="P2"/>
      <text:p text:style-name="P2">2. <text:tab/>Be able to implement a Binary Search</text:p>
      <text:p text:style-name="P2"/>
      <text:p text:style-name="P2"/>
      <text:p text:style-name="P2"/>
      <text:p text:style-name="P2">3.<text:tab/>Be able to implement a Bubble S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Gliederung_20_1" style:display-name="lyt-techpoly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in" fo:margin-right="0in" fo:margin-top="0in" fo:margin-bottom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WW-Heading1" style:family="paragraph" style:parent-style-name="Standard">
      <style:paragraph-properties fo:margin-top="0.1654in" fo:margin-bottom="0.0827in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earching and Sorting - 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9:07:02</meta:creation-date>
    <dc:date>2013-07-25T09:39:28</dc:date>
    <meta:editing-duration>PT3H38M58S</meta:editing-duration>
    <meta:editing-cycles>272</meta:editing-cycles>
    <meta:generator>LibreOffice/3.5$Linux_X86_64 LibreOffice_project/350m1$Build-2</meta:generator>
    <meta:document-statistic meta:table-count="1" meta:image-count="0" meta:object-count="0" meta:page-count="1" meta:paragraph-count="9" meta:word-count="57" meta:character-count="300" meta:non-whitespace-character-count="251"/>
  </office:meta>
</office:document-meta>
</file>